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6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18cm" svg:height="18.5cm" svg:x="1.5cm" svg:y="6.5cm">
          <text:p/>
        </draw:ellipse>
        <draw:circle draw:style-name="gr1" draw:text-style-name="P1" draw:layer="layout" svg:width="1cm" svg:height="1cm" svg:x="8.5cm" svg:y="14.5cm">
          <text:p/>
        </draw:circle>
        <draw:circle draw:style-name="gr1" draw:text-style-name="P1" draw:layer="layout" svg:width="1cm" svg:height="1cm" svg:x="9.8cm" svg:y="14.5cm">
          <text:p/>
        </draw:circle>
        <draw:circle draw:style-name="gr1" draw:text-style-name="P1" draw:layer="layout" svg:width="1cm" svg:height="1cm" svg:x="11.1cm" svg:y="14.4cm">
          <text:p/>
        </draw:circle>
        <draw:circle draw:style-name="gr1" draw:text-style-name="P1" draw:layer="layout" svg:width="1cm" svg:height="1cm" svg:x="11.2cm" svg:y="15.7cm">
          <text:p/>
        </draw:circle>
        <draw:circle draw:style-name="gr1" draw:text-style-name="P1" draw:layer="layout" svg:width="1cm" svg:height="1cm" svg:x="9.8cm" svg:y="15.7cm">
          <text:p/>
        </draw:circle>
        <draw:circle draw:style-name="gr1" draw:text-style-name="P1" draw:layer="layout" svg:width="1cm" svg:height="1cm" svg:x="8.5cm" svg:y="15.8cm">
          <text:p/>
        </draw:circle>
        <draw:circle draw:style-name="gr1" draw:text-style-name="P1" draw:layer="layout" svg:width="1cm" svg:height="1cm" svg:x="8.5cm" svg:y="17.1cm">
          <text:p/>
        </draw:circle>
        <draw:circle draw:style-name="gr1" draw:text-style-name="P1" draw:layer="layout" svg:width="1cm" svg:height="1cm" svg:x="9.8cm" svg:y="17cm">
          <text:p/>
        </draw:circle>
        <draw:circle draw:style-name="gr1" draw:text-style-name="P1" draw:layer="layout" svg:width="1cm" svg:height="1cm" svg:x="11.2cm" svg:y="16.9cm">
          <text:p/>
        </draw:circle>
        <draw:circle draw:style-name="gr1" draw:text-style-name="P1" draw:layer="layout" svg:width="1cm" svg:height="1cm" svg:x="12.5cm" svg:y="16.8cm">
          <text:p/>
        </draw:circle>
        <draw:circle draw:style-name="gr1" draw:text-style-name="P1" draw:layer="layout" svg:width="1cm" svg:height="1cm" svg:x="12.4cm" svg:y="15.6cm">
          <text:p/>
        </draw:circle>
        <draw:circle draw:style-name="gr1" draw:text-style-name="P1" draw:layer="layout" svg:width="1cm" svg:height="1cm" svg:x="12.4cm" svg:y="14.4cm">
          <text:p/>
        </draw:circle>
        <draw:circle draw:style-name="gr1" draw:text-style-name="P1" draw:layer="layout" svg:width="1cm" svg:height="1cm" svg:x="13.6cm" svg:y="14.3cm">
          <text:p/>
        </draw:circle>
        <draw:circle draw:style-name="gr1" draw:text-style-name="P1" draw:layer="layout" svg:width="1cm" svg:height="1cm" svg:x="13.7cm" svg:y="15.5cm">
          <text:p/>
        </draw:circle>
        <draw:circle draw:style-name="gr1" draw:text-style-name="P1" draw:layer="layout" svg:width="1cm" svg:height="1cm" svg:x="13.7cm" svg:y="16.7cm">
          <text:p/>
        </draw:circle>
        <draw:circle draw:style-name="gr1" draw:text-style-name="P1" draw:layer="layout" svg:width="1cm" svg:height="1cm" svg:x="11.2cm" svg:y="18.2cm">
          <text:p/>
        </draw:circle>
        <draw:circle draw:style-name="gr1" draw:text-style-name="P1" draw:layer="layout" svg:width="1cm" svg:height="1cm" svg:x="11.3cm" svg:y="19.5cm">
          <text:p/>
        </draw:circle>
        <draw:circle draw:style-name="gr1" draw:text-style-name="P1" draw:layer="layout" svg:width="1cm" svg:height="1cm" svg:x="10.1cm" svg:y="19.6cm">
          <text:p/>
        </draw:circle>
        <draw:circle draw:style-name="gr1" draw:text-style-name="P1" draw:layer="layout" svg:width="1cm" svg:height="1cm" svg:x="10cm" svg:y="18.2cm">
          <text:p/>
        </draw:circle>
        <draw:circle draw:style-name="gr1" draw:text-style-name="P1" draw:layer="layout" svg:width="1cm" svg:height="1cm" svg:x="8.7cm" svg:y="18.4cm">
          <text:p/>
        </draw:circle>
        <draw:circle draw:style-name="gr1" draw:text-style-name="P1" draw:layer="layout" svg:width="1cm" svg:height="1cm" svg:x="8.7cm" svg:y="19.7cm">
          <text:p/>
        </draw:circle>
        <draw:circle draw:style-name="gr1" draw:text-style-name="P1" draw:layer="layout" svg:width="1cm" svg:height="1cm" svg:x="7.3cm" svg:y="17.2cm">
          <text:p/>
        </draw:circle>
        <draw:circle draw:style-name="gr1" draw:text-style-name="P1" draw:layer="layout" svg:width="1cm" svg:height="1cm" svg:x="6.1cm" svg:y="17.2cm">
          <text:p/>
        </draw:circle>
        <draw:circle draw:style-name="gr1" draw:text-style-name="P1" draw:layer="layout" svg:width="1cm" svg:height="1cm" svg:x="6.1cm" svg:y="15.9cm">
          <text:p/>
        </draw:circle>
        <draw:circle draw:style-name="gr1" draw:text-style-name="P1" draw:layer="layout" svg:width="1cm" svg:height="1cm" svg:x="7.3cm" svg:y="15.9cm">
          <text:p/>
        </draw:circle>
        <draw:circle draw:style-name="gr1" draw:text-style-name="P1" draw:layer="layout" svg:width="1cm" svg:height="1cm" svg:x="7.3cm" svg:y="14.6cm">
          <text:p/>
        </draw:circle>
        <draw:circle draw:style-name="gr1" draw:text-style-name="P1" draw:layer="layout" svg:width="1cm" svg:height="1cm" svg:x="6cm" svg:y="14.6cm">
          <text:p/>
        </draw:circle>
        <draw:circle draw:style-name="gr1" draw:text-style-name="P1" draw:layer="layout" svg:width="1cm" svg:height="1cm" svg:x="8.5cm" svg:y="13.2cm">
          <text:p/>
        </draw:circle>
        <draw:circle draw:style-name="gr1" draw:text-style-name="P1" draw:layer="layout" svg:width="1cm" svg:height="1cm" svg:x="9.7cm" svg:y="13.2cm">
          <text:p/>
        </draw:circle>
        <draw:circle draw:style-name="gr1" draw:text-style-name="P1" draw:layer="layout" svg:width="1cm" svg:height="1cm" svg:x="11cm" svg:y="13.2cm">
          <text:p/>
        </draw:circle>
        <draw:circle draw:style-name="gr1" draw:text-style-name="P1" draw:layer="layout" svg:width="1cm" svg:height="1cm" svg:x="11cm" svg:y="12cm">
          <text:p/>
        </draw:circle>
        <draw:circle draw:style-name="gr1" draw:text-style-name="P1" draw:layer="layout" svg:width="1cm" svg:height="1cm" svg:x="9.7cm" svg:y="11.9cm">
          <text:p/>
        </draw:circle>
        <draw:circle draw:style-name="gr1" draw:text-style-name="P1" draw:layer="layout" svg:width="1cm" svg:height="1cm" svg:x="8.4cm" svg:y="12cm">
          <text:p/>
        </draw:circle>
      </draw:page>
      <draw:page draw:name="page2" draw:style-name="dp1" draw:master-page-name="Default">
        <draw:frame draw:style-name="gr2" draw:layer="layout" svg:width="1.734cm" svg:height="0.963cm" svg:x="7.424cm" svg:y="11.594cm">
          <draw:text-box>
            <text:p>NA3</text:p>
          </draw:text-box>
        </draw:frame>
        <draw:frame draw:style-name="gr2" draw:layer="layout" svg:width="1.734cm" svg:height="0.963cm" svg:x="9.238cm" svg:y="11.537cm">
          <draw:text-box>
            <text:p>NA4</text:p>
          </draw:text-box>
        </draw:frame>
        <draw:frame draw:style-name="gr2" draw:layer="layout" svg:width="1.734cm" svg:height="0.963cm" svg:x="11cm" svg:y="11.5cm">
          <draw:text-box>
            <text:p>NA5</text:p>
          </draw:text-box>
        </draw:frame>
        <draw:frame draw:style-name="gr2" draw:layer="layout" svg:width="1.734cm" svg:height="0.963cm" svg:x="7.5cm" svg:y="12.437cm">
          <draw:text-box>
            <text:p>NB3</text:p>
          </draw:text-box>
        </draw:frame>
        <draw:frame draw:style-name="gr3" draw:layer="layout" svg:width="1.734cm" svg:height="0.963cm" svg:x="9.338cm" svg:y="12.4cm">
          <draw:text-box>
            <text:p>NB4</text:p>
          </draw:text-box>
        </draw:frame>
        <draw:frame draw:style-name="gr2" draw:layer="layout" svg:width="1.734cm" svg:height="0.963cm" svg:x="11cm" svg:y="12.4cm">
          <draw:text-box>
            <text:p>NB5</text:p>
          </draw:text-box>
        </draw:frame>
        <draw:frame draw:style-name="gr2" draw:layer="layout" svg:width="1.628cm" svg:height="0.963cm" svg:x="7.524cm" svg:y="16.694cm">
          <draw:text-box>
            <text:p>S1g</text:p>
          </draw:text-box>
        </draw:frame>
        <draw:frame draw:style-name="gr2" draw:layer="layout" svg:width="1.628cm" svg:height="0.963cm" svg:x="9.338cm" svg:y="16.637cm">
          <draw:text-box>
            <text:p>S2g</text:p>
          </draw:text-box>
        </draw:frame>
        <draw:frame draw:style-name="gr2" draw:layer="layout" svg:width="1.628cm" svg:height="0.963cm" svg:x="11cm" svg:y="16.6cm">
          <draw:text-box>
            <text:p>S3g</text:p>
          </draw:text-box>
        </draw:frame>
        <draw:frame draw:style-name="gr2" draw:layer="layout" svg:width="1.455cm" svg:height="0.963cm" svg:x="7.5cm" svg:y="15.837cm">
          <draw:text-box>
            <text:p>S4f</text:p>
          </draw:text-box>
        </draw:frame>
        <draw:frame draw:style-name="gr3" draw:layer="layout" svg:width="1.455cm" svg:height="0.963cm" svg:x="9.338cm" svg:y="15.8cm">
          <draw:text-box>
            <text:p>S5f</text:p>
          </draw:text-box>
        </draw:frame>
        <draw:frame draw:style-name="gr2" draw:layer="layout" svg:width="1.455cm" svg:height="0.963cm" svg:x="11cm" svg:y="15.8cm">
          <draw:text-box>
            <text:p>S6f</text:p>
          </draw:text-box>
        </draw:frame>
        <draw:frame draw:style-name="gr2" draw:layer="layout" svg:width="1.768cm" svg:height="0.963cm" svg:x="7.424cm" svg:y="13.294cm">
          <draw:text-box>
            <text:p>CC3</text:p>
          </draw:text-box>
        </draw:frame>
        <draw:frame draw:style-name="gr2" draw:layer="layout" svg:width="1.768cm" svg:height="0.963cm" svg:x="9.238cm" svg:y="13.237cm">
          <draw:text-box>
            <text:p>CC4</text:p>
          </draw:text-box>
        </draw:frame>
        <draw:frame draw:style-name="gr2" draw:layer="layout" svg:width="1.768cm" svg:height="0.963cm" svg:x="11cm" svg:y="13.2cm">
          <draw:text-box>
            <text:p>CC5</text:p>
          </draw:text-box>
        </draw:frame>
        <draw:frame draw:style-name="gr2" draw:layer="layout" svg:width="1.662cm" svg:height="0.963cm" svg:x="7.5cm" svg:y="14.137cm">
          <draw:text-box>
            <text:p>C4d</text:p>
          </draw:text-box>
        </draw:frame>
        <draw:frame draw:style-name="gr3" draw:layer="layout" svg:width="1.662cm" svg:height="0.963cm" svg:x="9.338cm" svg:y="14.1cm">
          <draw:text-box>
            <text:p>C5d</text:p>
          </draw:text-box>
        </draw:frame>
        <draw:frame draw:style-name="gr2" draw:layer="layout" svg:width="1.662cm" svg:height="0.963cm" svg:x="11cm" svg:y="14.1cm">
          <draw:text-box>
            <text:p>C6d</text:p>
          </draw:text-box>
        </draw:frame>
        <draw:frame draw:style-name="gr2" draw:layer="layout" svg:width="1.662cm" svg:height="0.963cm" svg:x="7.5cm" svg:y="15.037cm">
          <draw:text-box>
            <text:p>C4e</text:p>
          </draw:text-box>
        </draw:frame>
        <draw:frame draw:style-name="gr3" draw:layer="layout" svg:width="1.662cm" svg:height="0.963cm" svg:x="9.338cm" svg:y="15cm">
          <draw:text-box>
            <text:p>C5e</text:p>
          </draw:text-box>
        </draw:frame>
        <draw:frame draw:style-name="gr2" draw:layer="layout" svg:width="1.662cm" svg:height="0.963cm" svg:x="11cm" svg:y="15cm">
          <draw:text-box>
            <text:p>C6e</text:p>
          </draw:text-box>
        </draw:frame>
        <draw:frame draw:style-name="gr2" draw:layer="layout" svg:width="1.734cm" svg:height="0.963cm" svg:x="4.372cm" svg:y="13.337cm">
          <draw:text-box>
            <text:p>EC1</text:p>
          </draw:text-box>
        </draw:frame>
        <draw:frame draw:style-name="gr2" draw:layer="layout" svg:width="1.734cm" svg:height="0.963cm" svg:x="5.772cm" svg:y="13.3cm">
          <draw:text-box>
            <text:p>EC2</text:p>
          </draw:text-box>
        </draw:frame>
        <draw:frame draw:style-name="gr2" draw:layer="layout" svg:width="1.734cm" svg:height="0.963cm" svg:x="4.372cm" svg:y="14.238cm">
          <draw:text-box>
            <text:p>ED1</text:p>
          </draw:text-box>
        </draw:frame>
        <draw:frame draw:style-name="gr2" draw:layer="layout" svg:width="1.7cm" svg:height="0.963cm" svg:x="4.372cm" svg:y="15.139cm">
          <draw:text-box>
            <text:p>EE1</text:p>
          </draw:text-box>
        </draw:frame>
        <draw:frame draw:style-name="gr2" draw:layer="layout" svg:width="1.734cm" svg:height="0.963cm" svg:x="5.772cm" svg:y="14.201cm">
          <draw:text-box>
            <text:p>ED2</text:p>
          </draw:text-box>
        </draw:frame>
        <draw:frame draw:style-name="gr2" draw:layer="layout" svg:width="1.7cm" svg:height="0.963cm" svg:x="5.772cm" svg:y="15.102cm">
          <draw:text-box>
            <text:p>EE2</text:p>
          </draw:text-box>
        </draw:frame>
        <draw:frame draw:style-name="gr2" draw:layer="layout" svg:width="1.912cm" svg:height="0.963cm" svg:x="14.072cm" svg:y="13.238cm">
          <draw:text-box>
            <text:p>WC7</text:p>
          </draw:text-box>
        </draw:frame>
        <draw:frame draw:style-name="gr2" draw:layer="layout" svg:width="1.806cm" svg:height="0.963cm" svg:x="14.072cm" svg:y="14.039cm">
          <draw:text-box>
            <text:p>W2d</text:p>
          </draw:text-box>
        </draw:frame>
        <draw:frame draw:style-name="gr2" draw:layer="layout" svg:width="1.806cm" svg:height="0.963cm" svg:x="14.172cm" svg:y="14.94cm">
          <draw:text-box>
            <text:p>W3e</text:p>
          </draw:text-box>
        </draw:frame>
        <draw:frame draw:style-name="gr2" draw:layer="layout" svg:width="1.912cm" svg:height="0.963cm" svg:x="12.472cm" svg:y="13.201cm">
          <draw:text-box>
            <text:p>WC6</text:p>
          </draw:text-box>
        </draw:frame>
        <draw:frame draw:style-name="gr2" draw:layer="layout" svg:width="1.806cm" svg:height="0.963cm" svg:x="12.472cm" svg:y="14.102cm">
          <draw:text-box>
            <text:p>W5d</text:p>
          </draw:text-box>
        </draw:frame>
        <draw:frame draw:style-name="gr2" draw:layer="layout" svg:width="1.806cm" svg:height="0.963cm" svg:x="12.472cm" svg:y="15.003cm">
          <draw:text-box>
            <text:p>W6e</text:p>
          </draw:text-box>
        </draw:frame>
        <draw:frame draw:style-name="gr2" draw:layer="layout" svg:width="1.277cm" svg:height="0.963cm" svg:x="4.372cm" svg:y="11.637cm">
          <draw:text-box>
            <text:p>A1</text:p>
          </draw:text-box>
        </draw:frame>
        <draw:frame draw:style-name="gr2" draw:layer="layout" svg:width="1.277cm" svg:height="0.963cm" svg:x="5.772cm" svg:y="11.6cm">
          <draw:text-box>
            <text:p>A2</text:p>
          </draw:text-box>
        </draw:frame>
        <draw:frame draw:style-name="gr2" draw:layer="layout" svg:width="1.277cm" svg:height="0.963cm" svg:x="4.372cm" svg:y="12.437cm">
          <draw:text-box>
            <text:p>B1</text:p>
          </draw:text-box>
        </draw:frame>
        <draw:frame draw:style-name="gr2" draw:layer="layout" svg:width="1.277cm" svg:height="0.963cm" svg:x="5.772cm" svg:y="12.4cm">
          <draw:text-box>
            <text:p>B2</text:p>
          </draw:text-box>
        </draw:frame>
        <draw:frame draw:style-name="gr2" draw:layer="layout" svg:width="1.349cm" svg:height="0.963cm" svg:x="4.473cm" svg:y="16.739cm">
          <draw:text-box>
            <text:p>G1</text:p>
          </draw:text-box>
        </draw:frame>
        <draw:frame draw:style-name="gr2" draw:layer="layout" svg:width="1.349cm" svg:height="0.963cm" svg:x="5.773cm" svg:y="16.702cm">
          <draw:text-box>
            <text:p>G2</text:p>
          </draw:text-box>
        </draw:frame>
        <draw:frame draw:style-name="gr2" draw:layer="layout" svg:width="1.243cm" svg:height="0.963cm" svg:x="4.474cm" svg:y="15.939cm">
          <draw:text-box>
            <text:p>F1</text:p>
          </draw:text-box>
        </draw:frame>
        <draw:frame draw:style-name="gr2" draw:layer="layout" svg:width="1.243cm" svg:height="0.963cm" svg:x="5.774cm" svg:y="15.902cm">
          <draw:text-box>
            <text:p>F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dwin Tauro</meta:initial-creator>
    <meta:creation-date>2011-11-19T07:39:13.78</meta:creation-date>
    <dc:date>2011-11-20T16:28:55.01</dc:date>
    <dc:creator>Edwin Tauro</dc:creator>
    <meta:editing-duration>PT2H55M42S</meta:editing-duration>
    <meta:editing-cycles>14</meta:editing-cycles>
    <meta:generator>OpenOffice.org/3.3$Win32 OpenOffice.org_project/330m20$Build-9567</meta:generator>
    <meta:document-statistic meta:object-count="75"/>
  </office:meta>
</office:document-meta>
</file>